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SystemUIFont" svg:font-family="AppleSystemUIFont"/>
    <style:font-face style:name="AppleSystemUIFontBold" svg:font-family="AppleSystemUIFontBold"/>
    <style:font-face style:name="OpenSymbol" svg:font-family="OpenSymbol"/>
    <style:font-face style:name="AppleSystemUIFontItalic" svg:font-family="AppleSystemUIFontItalic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use-window-font-color="true" style:font-name="AppleSystemUIFont" fo:font-size="13pt" fo:font-style="normal" style:text-underline-style="none" fo:font-weight="normal" style:font-name-asian="AppleSystemUIFont" style:font-size-asian="13pt" style:font-style-asian="normal" style:font-weight-asian="normal" style:font-name-complex="AppleSystemUIFont" style:font-size-complex="13pt" style:font-style-complex="normal" style:font-weight-complex="normal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AppleSystemUIFont" fo:font-size="13pt" fo:font-style="normal" style:text-underline-style="solid" style:text-underline-width="auto" style:text-underline-color="font-color" fo:font-weight="normal" style:font-name-asian="AppleSystemUIFont" style:font-size-asian="13pt" style:font-style-asian="normal" style:font-weight-asian="normal" style:font-name-complex="AppleSystemUIFont" style:font-size-complex="13pt" style:font-style-complex="normal" style:font-weight-complex="normal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Tahoma" fo:font-size="10pt" fo:font-weight="bold" style:font-name-asian="AppleSystemUIFontBold" style:font-size-asian="10pt" style:font-weight-asian="bold" style:font-name-complex="AppleSystemUIFontBold" style:font-size-complex="10pt" style:font-weight-complex="bold"/>
    </style:style>
    <style:style style:name="P4" style:family="paragraph" style:parent-style-name="Standard" style:list-style-name="">
      <style:paragraph-properties style:text-autospace="none"/>
      <style:text-properties style:use-window-font-color="true" style:font-name="Tahoma" fo:font-size="10pt" fo:font-weight="normal" style:font-name-asian="AppleSystemUIFont" style:font-size-asian="10pt" style:font-weight-asian="normal" style:font-name-complex="AppleSystemUIFont" style:font-size-complex="10pt" style:font-weight-complex="normal"/>
    </style:style>
    <style:style style:name="P5" style:family="paragraph" style:parent-style-name="Standard" style:list-style-name="">
      <style:paragraph-properties style:text-autospace="none"/>
      <style:text-properties style:use-window-font-color="true" style:font-name="Tahoma" fo:font-size="10pt" style:text-underline-style="solid" style:text-underline-width="auto" style:text-underline-color="font-color" fo:font-weight="normal" style:font-name-asian="AppleSystemUIFont" style:font-size-asian="10pt" style:font-weight-asian="normal" style:font-name-complex="AppleSystemUIFont" style:font-size-complex="10pt" style:font-weight-complex="normal"/>
    </style:style>
    <style:style style:name="P6" style:family="paragraph" style:parent-style-name="Standard" style:list-style-name="">
      <style:paragraph-properties style:text-autospace="none"/>
      <style:text-properties style:use-window-font-color="true" style:font-name="Tahoma" fo:font-size="10pt" style:text-underline-style="none" fo:font-weight="normal" style:font-name-asian="AppleSystemUIFont" style:font-size-asian="10pt" style:font-weight-asian="normal" style:font-name-complex="AppleSystemUIFont" style:font-size-complex="10pt" style:font-weight-complex="normal"/>
    </style:style>
    <style:style style:name="P7" style:family="paragraph" style:parent-style-name="Standard" style:list-style-name="">
      <style:paragraph-properties style:text-autospace="none"/>
      <style:text-properties style:use-window-font-color="true" style:font-name="Tahoma" fo:font-size="10pt" fo:font-style="italic" style:text-underline-style="solid" style:text-underline-width="auto" style:text-underline-color="font-color" fo:font-weight="normal" style:font-name-asian="AppleSystemUIFontItalic" style:font-size-asian="10pt" style:font-style-asian="italic" style:font-weight-asian="normal" style:font-name-complex="AppleSystemUIFontItalic" style:font-size-complex="10pt" style:font-style-complex="italic" style:font-weight-complex="normal"/>
    </style:style>
    <style:style style:name="P8" style:family="paragraph" style:parent-style-name="Standard" style:list-style-name="">
      <style:paragraph-properties style:text-autospace="none"/>
      <style:text-properties style:use-window-font-color="true" style:font-name="Tahoma" fo:font-size="10pt" fo:font-style="normal" style:text-underline-style="none" fo:font-weight="normal" style:font-name-asian="AppleSystemUIFont" style:font-size-asian="10pt" style:font-style-asian="normal" style:font-weight-asian="normal" style:font-name-complex="AppleSystemUIFont" style:font-size-complex="10pt" style:font-style-complex="normal" style:font-weight-complex="normal"/>
    </style:style>
    <style:style style:name="P9" style:family="paragraph" style:parent-style-name="Standard" style:list-style-name="">
      <style:paragraph-properties style:text-autospace="none"/>
      <style:text-properties style:use-window-font-color="true" style:font-name="Tahoma" fo:font-size="10pt" fo:font-style="normal" style:text-underline-style="none" fo:font-weight="bold" style:font-name-asian="AppleSystemUIFontBold" style:font-size-asian="10pt" style:font-style-asian="normal" style:font-weight-asian="bold" style:font-name-complex="AppleSystemUIFontBold" style:font-size-complex="10pt" style:font-style-complex="normal" style:font-weight-complex="bold"/>
    </style:style>
    <style:style style:name="P10" style:family="paragraph" style:parent-style-name="Standard" style:list-style-name="">
      <style:paragraph-properties style:text-autospace="none"/>
      <style:text-properties style:use-window-font-color="true" style:font-name="Tahoma" fo:font-size="10pt" fo:font-style="normal" style:text-underline-style="solid" style:text-underline-width="auto" style:text-underline-color="font-color" fo:font-weight="normal" style:font-name-asian="AppleSystemUIFont" style:font-size-asian="10pt" style:font-style-asian="normal" style:font-weight-asian="normal" style:font-name-complex="AppleSystemUIFont" style:font-size-complex="10pt" style:font-style-complex="normal" style:font-weight-complex="normal"/>
    </style:style>
    <style:style style:name="P11" style:family="paragraph" style:parent-style-name="Standard" style:list-style-name="">
      <style:paragraph-properties style:text-autospace="none"/>
    </style:style>
    <style:style style:name="P12" style:family="paragraph" style:parent-style-name="Standard" style:list-style-name="">
      <style:paragraph-properties style:text-autospace="none"/>
      <style:text-properties style:font-name="Tahoma" fo:font-size="10pt" style:font-size-asian="10pt" style:font-size-complex="10pt"/>
    </style:style>
    <style:style style:name="P13" style:family="paragraph" style:parent-style-name="Standard" style:list-style-name="L1">
      <style:paragraph-properties style:text-autospace="none"/>
      <style:text-properties style:font-name="Tahoma" fo:font-size="10pt" style:font-size-asian="10pt" style:font-size-complex="10pt"/>
    </style:style>
    <style:style style:name="P14" style:family="paragraph" style:parent-style-name="Standard" style:list-style-name="L2">
      <style:paragraph-properties style:text-autospace="none"/>
      <style:text-properties style:font-name="Tahoma" fo:font-size="10pt" style:font-size-asian="10pt" style:font-size-complex="10pt"/>
    </style:style>
    <style:style style:name="P15" style:family="paragraph" style:parent-style-name="Standard" style:list-style-name="L3">
      <style:paragraph-properties style:text-autospace="none"/>
      <style:text-properties style:font-name="Tahoma" fo:font-size="10pt" style:font-size-asian="10pt" style:font-size-complex="10pt"/>
    </style:style>
    <style:style style:name="P16" style:family="paragraph" style:parent-style-name="Standard" style:list-style-name="L4">
      <style:paragraph-properties style:text-autospace="none"/>
      <style:text-properties style:font-name="Tahoma" fo:font-size="10pt" style:font-size-asian="10pt" style:font-size-complex="10pt"/>
    </style:style>
    <style:style style:name="T1" style:family="text">
      <style:text-properties style:use-window-font-color="true" style:font-name="AppleSystemUIFont" fo:font-size="13pt" style:text-underline-style="solid" style:text-underline-width="auto" style:text-underline-color="font-color" fo:font-weight="normal" style:font-name-asian="AppleSystemUIFont" style:font-size-asian="13pt" style:font-weight-asian="normal" style:font-name-complex="AppleSystemUIFont" style:font-size-complex="13pt" style:font-weight-complex="normal"/>
    </style:style>
    <style:style style:name="T2" style:family="text">
      <style:text-properties style:use-window-font-color="true" style:font-name="AppleSystemUIFont" fo:font-size="13pt" style:text-underline-style="none" fo:font-weight="normal" style:font-name-asian="AppleSystemUIFont" style:font-size-asian="13pt" style:font-weight-asian="normal" style:font-name-complex="AppleSystemUIFont" style:font-size-complex="13pt" style:font-weight-complex="normal"/>
    </style:style>
    <style:style style:name="T3" style:family="text">
      <style:text-properties style:use-window-font-color="true" style:font-name="AppleSystemUIFont" fo:font-size="13pt" fo:font-style="normal" style:text-underline-style="none" fo:font-weight="normal" style:font-name-asian="AppleSystemUIFont" style:font-size-asian="13pt" style:font-style-asian="normal" style:font-weight-asian="normal" style:font-name-complex="AppleSystemUIFont" style:font-size-complex="13pt" style:font-style-complex="normal" style:font-weight-complex="normal"/>
    </style:style>
    <style:style style:name="T4" style:family="text">
      <style:text-properties style:use-window-font-color="true" style:font-name="AppleSystemUIFont" fo:font-size="13pt" fo:font-style="normal" style:text-underline-style="solid" style:text-underline-width="auto" style:text-underline-color="font-color" fo:font-weight="normal" style:font-name-asian="AppleSystemUIFont" style:font-size-asian="13pt" style:font-style-asian="normal" style:font-weight-asian="normal" style:font-name-complex="AppleSystemUIFont" style:font-size-complex="13pt" style:font-style-complex="normal" style:font-weight-complex="normal"/>
    </style:style>
    <style:style style:name="T5" style:family="text">
      <style:text-properties style:use-window-font-color="true" style:font-name="AppleSystemUIFont" style:text-underline-style="solid" style:text-underline-width="auto" style:text-underline-color="font-color" fo:font-weight="normal" style:font-name-asian="AppleSystemUIFont" style:font-weight-asian="normal" style:font-name-complex="AppleSystemUIFont" style:font-weight-complex="normal"/>
    </style:style>
    <style:style style:name="T6" style:family="text">
      <style:text-properties style:use-window-font-color="true" style:font-name="AppleSystemUIFont" style:text-underline-style="none" fo:font-weight="normal" style:font-name-asian="AppleSystemUIFont" style:font-weight-asian="normal" style:font-name-complex="AppleSystemUIFont" style:font-weight-complex="normal"/>
    </style:style>
    <style:style style:name="T7" style:family="text">
      <style:text-properties style:use-window-font-color="true" style:font-name="AppleSystemUIFont" fo:font-style="normal" style:text-underline-style="none" fo:font-weight="normal" style:font-name-asian="AppleSystemUIFont" style:font-style-asian="normal" style:font-weight-asian="normal" style:font-name-complex="AppleSystemUIFont" style:font-style-complex="normal" style:font-weight-complex="normal"/>
    </style:style>
    <style:style style:name="T8" style:family="text">
      <style:text-properties style:use-window-font-color="true" style:font-name="AppleSystemUIFont" fo:font-style="normal" style:text-underline-style="solid" style:text-underline-width="auto" style:text-underline-color="font-color" fo:font-weight="normal" style:font-name-asian="AppleSystemUIFont" style:font-style-asian="normal" style:font-weight-asian="normal" style:font-name-complex="AppleSystemUIFont" style:font-style-complex="normal" style:font-weight-complex="normal"/>
    </style:style>
    <style:style style:name="T9" style:family="text">
      <style:text-properties style:use-window-font-color="true" style:font-name="AppleSystemUIFontBold" fo:font-size="13pt" style:text-underline-style="solid" style:text-underline-width="auto" style:text-underline-color="font-color" fo:font-weight="bold" style:font-name-asian="AppleSystemUIFontBold" style:font-size-asian="13pt" style:font-weight-asian="bold" style:font-name-complex="AppleSystemUIFontBold" style:font-size-complex="13pt" style:font-weight-complex="bold"/>
    </style:style>
    <style:style style:name="T10" style:family="text">
      <style:text-properties style:use-window-font-color="true" style:font-name="AppleSystemUIFontBold" fo:font-size="13pt" fo:font-style="normal" style:text-underline-style="solid" style:text-underline-width="auto" style:text-underline-color="font-color" fo:font-weight="bold" style:font-name-asian="AppleSystemUIFontBold" style:font-size-asian="13pt" style:font-style-asian="normal" style:font-weight-asian="bold" style:font-name-complex="AppleSystemUIFontBold" style:font-size-complex="13pt" style:font-style-complex="normal" style:font-weight-complex="bold"/>
    </style:style>
    <style:style style:name="T11" style:family="text">
      <style:text-properties style:use-window-font-color="true" style:font-name="AppleSystemUIFontBold" fo:font-size="13pt" fo:font-style="normal" style:text-underline-style="none" fo:font-weight="bold" style:font-name-asian="AppleSystemUIFontBold" style:font-size-asian="13pt" style:font-style-asian="normal" style:font-weight-asian="bold" style:font-name-complex="AppleSystemUIFontBold" style:font-size-complex="13pt" style:font-style-complex="normal" style:font-weight-complex="bold"/>
    </style:style>
    <style:style style:name="T12" style:family="text">
      <style:text-properties style:use-window-font-color="true" style:font-name="AppleSystemUIFontBold" style:text-underline-style="solid" style:text-underline-width="auto" style:text-underline-color="font-color" fo:font-weight="bold" style:font-name-asian="AppleSystemUIFontBold" style:font-weight-asian="bold" style:font-name-complex="AppleSystemUIFontBold" style:font-weight-complex="bold"/>
    </style:style>
    <style:style style:name="T13" style:family="text">
      <style:text-properties style:use-window-font-color="true" style:font-name="AppleSystemUIFontBold" fo:font-style="normal" style:text-underline-style="solid" style:text-underline-width="auto" style:text-underline-color="font-color" fo:font-weight="bold" style:font-name-asian="AppleSystemUIFontBold" style:font-style-asian="normal" style:font-weight-asian="bold" style:font-name-complex="AppleSystemUIFontBold" style:font-style-complex="normal" style:font-weight-complex="bold"/>
    </style:style>
    <style:style style:name="T14" style:family="text">
      <style:text-properties style:use-window-font-color="true" style:font-name="AppleSystemUIFontBold" fo:font-style="normal" style:text-underline-style="none" fo:font-weight="bold" style:font-name-asian="AppleSystemUIFontBold" style:font-style-asian="normal" style:font-weight-asian="bold" style:font-name-complex="AppleSystemUIFontBold" style:font-style-complex="normal" style:font-weight-complex="bold"/>
    </style:style>
    <style:style style:name="T15" style:family="text">
      <style:text-properties style:use-window-font-color="true" style:text-underline-style="solid" style:text-underline-width="auto" style:text-underline-color="font-color" fo:font-weight="normal" style:font-name-asian="AppleSystemUIFont" style:font-weight-asian="normal" style:font-name-complex="AppleSystemUIFont" style:font-weight-complex="normal"/>
    </style:style>
    <style:style style:name="T16" style:family="text">
      <style:text-properties style:use-window-font-color="true" style:text-underline-style="solid" style:text-underline-width="auto" style:text-underline-color="font-color" fo:font-weight="bold" style:font-name-asian="AppleSystemUIFontBold" style:font-weight-asian="bold" style:font-name-complex="AppleSystemUIFontBold" style:font-weight-complex="bold"/>
    </style:style>
    <style:style style:name="T17" style:family="text">
      <style:text-properties style:use-window-font-color="true" style:text-underline-style="none" fo:font-weight="normal" style:font-name-asian="AppleSystemUIFont" style:font-weight-asian="normal" style:font-name-complex="AppleSystemUIFont" style:font-weight-complex="normal"/>
    </style:style>
    <style:style style:name="T18" style:family="text">
      <style:text-properties style:use-window-font-color="true" fo:font-style="normal" style:text-underline-style="solid" style:text-underline-width="auto" style:text-underline-color="font-color" fo:font-weight="bold" style:font-name-asian="AppleSystemUIFontBold" style:font-style-asian="normal" style:font-weight-asian="bold" style:font-name-complex="AppleSystemUIFontBold" style:font-style-complex="normal" style:font-weight-complex="bold"/>
    </style:style>
    <style:style style:name="T19" style:family="text">
      <style:text-properties style:use-window-font-color="true" fo:font-style="normal" style:text-underline-style="solid" style:text-underline-width="auto" style:text-underline-color="font-color" fo:font-weight="normal" style:font-name-asian="AppleSystemUIFont" style:font-style-asian="normal" style:font-weight-asian="normal" style:font-name-complex="AppleSystemUIFont" style:font-style-complex="normal" style:font-weight-complex="normal"/>
    </style:style>
    <style:style style:name="T20" style:family="text">
      <style:text-properties style:use-window-font-color="true" fo:font-style="normal" style:text-underline-style="none" fo:font-weight="normal" style:font-name-asian="AppleSystemUIFont" style:font-style-asian="normal" style:font-weight-asian="normal" style:font-name-complex="AppleSystemUIFont" style:font-style-complex="normal" style:font-weight-complex="normal"/>
    </style:style>
    <style:style style:name="T21" style:family="text">
      <style:text-properties style:use-window-font-color="true" fo:font-style="normal" style:text-underline-style="none" fo:font-weight="bold" style:font-name-asian="AppleSystemUIFontBold" style:font-style-asian="normal" style:font-weight-asian="bold" style:font-name-complex="AppleSystemUIFontBold" style:font-style-complex="normal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5 novembre 2020</text:p>
      <text:p text:style-name="P4"/>
      <text:p text:style-name="P5">Introduction à la base de donnée :</text:p>
      <text:p text:style-name="P6">C’est une collection de données importantes qui modélise les informations (données) du monde réel.</text:p>
      <text:p text:style-name="P6"/>
      <text:p text:style-name="P6">Une entités : information, table.</text:p>
      <text:p text:style-name="P6"/>
      <text:p text:style-name="P6"> Une association : informations liées entre-elles.</text:p>
      <text:p text:style-name="P6"/>
      <text:p text:style-name="P6">Données décisionnelles: Une donnée peuvent permettre de prendre des décisions en extrayant des informations.</text:p>
      <text:p text:style-name="P6"/>
      <text:p text:style-name="P12"><text:span text:style-name="T15">BD : </text:span><text:span text:style-name="T17">base de donnée = concept </text:span><text:span text:style-name="T15">SGBD : </text:span><text:span text:style-name="T17">logiciel de gestion de base de données = permet de stocker des données et les manipuler.</text:span></text:p>
      <text:p text:style-name="P12"><text:span text:style-name="T17"/></text:p>
      <text:p text:style-name="P12"><text:span text:style-name="T17">Impose des contraintes à une base de donnée pour avoir des données vérifier, homogène = </text:span><text:span text:style-name="T15">Intégrité</text:span><text:span text:style-name="T17">.</text:span></text:p>
      <text:p text:style-name="P12"><text:span text:style-name="T17"/></text:p>
      <text:p text:style-name="P12"><text:span text:style-name="T17"> Cohérence des donnée/Non-redondance = </text:span><text:span text:style-name="T15">Unicité des données</text:span><text:span text:style-name="T17">. - Normaliser les données.</text:span></text:p>
      <text:p text:style-name="P12"><text:span text:style-name="T17"/></text:p>
      <text:p text:style-name="P12"><text:span text:style-name="T15">Clef primaire </text:span><text:span text:style-name="T17">= identifiant unique d’une ligne d’une entité. (ex: nom de client) [pas obligatoire pour toutes les tables.]</text:span></text:p>
      <text:p text:style-name="P12"><text:span text:style-name="T17"/></text:p>
      <text:p text:style-name="P12"><text:span text:style-name="T15">Clef étrangère</text:span><text:span text:style-name="T17"> = c’est l’appel d’une clef primaire extérieur à l’entité qui la contient. Elle fait référence à la ligne d’une autre table. Contraintes référentielle = il faut être sur que la clefs primaires que l’on appel existe bien.</text:span></text:p>
      <text:p text:style-name="P12"><text:span text:style-name="T1"/></text:p>
      <text:p text:style-name="P5">Dans une base de donnée on essaye de ne pas stocker une donnée qui peut être calculer.</text:p>
      <text:p text:style-name="P6"/>
      <text:p text:style-name="P6">Les données sont physiquement enregistrer dans un disque dur = </text:p>
      <text:p text:style-name="P6"/>
      <text:p text:style-name="P6">Il y a différentes manières de “voir” les données : </text:p>
      <text:p text:style-name="P6"/>
      <text:list xml:id="list4779369828073987140" text:style-name="L1">
        <text:list-item>
          <text:list>
            <text:list-item>
              <text:p text:style-name="P13"><text:span text:style-name="T15">Niveau réel </text:span><text:span text:style-name="T17">(ex: cabinet médical, avec des professionnels de santé, des patients…) pour l’enregistrer dans la base de donnée informatique,</text:span></text:p>
              <text:p text:style-name="P13"><text:span text:style-name="T17"/></text:p>
            </text:list-item>
          </text:list>
        </text:list-item>
      </text:list>
      <text:list xml:id="list4128617189652260125" text:style-name="L2">
        <text:list-item>
          <text:list>
            <text:list-item>
              <text:p text:style-name="P14"><text:span text:style-name="T17">on développe un </text:span><text:span text:style-name="T15">schéma conceptuel</text:span><text:span text:style-name="T17"> (contient les entités manipulable par le concepteur) qui doit être très précis se construisant lui-même depuis</text:span></text:p>
              <text:p text:style-name="P14"><text:span text:style-name="T17"/></text:p>
            </text:list-item>
          </text:list>
        </text:list-item>
      </text:list>
      <text:list xml:id="list591466197709283927" text:style-name="L3">
        <text:list-item>
          <text:list>
            <text:list-item>
              <text:p text:style-name="P15"><text:span text:style-name="T15">des schémas externes</text:span><text:span text:style-name="T17"> (schémas qui peut-être compris par le plus grand nombre, ex: utilisateurs d’un site), pour devenir</text:span></text:p>
              <text:p text:style-name="P15"><text:span text:style-name="T17"/></text:p>
            </text:list-item>
          </text:list>
        </text:list-item>
      </text:list>
      <text:list xml:id="list3894479406492677664" text:style-name="L4">
        <text:list-item>
          <text:list>
            <text:list-item>
              <text:p text:style-name="P16"><text:span text:style-name="T17">un </text:span><text:span text:style-name="T15">schéma de donnée physique</text:span><text:span text:style-name="T17"> / </text:span><text:span text:style-name="T15">schéma interne traité-stocké</text:span><text:span text:style-name="T17"> (communication entre le développeur et la machine) dans les disques durs. </text:span><text:span text:style-name="T16">Schéma d’une bases de données.</text:span></text:p>
              <text:p text:style-name="P16"><text:span text:style-name="T2"/></text:p>
            </text:list-item>
          </text:list>
        </text:list-item>
      </text:list>
      <text:p text:style-name="P6"/>
      <text:p text:style-name="P7">Résumé :</text:p>
      <text:p text:style-name="P8"/>
      <text:p text:style-name="P8">Une base de donnée est constituée d’un ensemble de tables (type d’entité).</text:p>
      <text:p text:style-name="P8"/>
      <text:p text:style-name="P8"> Une table est constitué de données relatives à des entités de même nature.</text:p>
      <text:p text:style-name="P8"> Une ligne d’une table contient les données relatives à une entité. Elles sont distinctes les unes des autres.</text:p>
      <text:p text:style-name="P8"/>
      <text:p text:style-name="P8">Une colonne d’une table décrit une propriété commune à plusieurs entités. </text:p>
      <text:p text:style-name="P8"/>
      <text:p text:style-name="P8"/>
      <text:p text:style-name="P8"/>
      <text:p text:style-name="P8"/>
      <text:p text:style-name="P12"><text:soft-page-break/><text:span text:style-name="T18">Instance d’une base de donnée est constitué de</text:span><text:span text:style-name="T20"> <text:line-break/>Integer/Entier = chiffres sans virgule</text:span></text:p>
      <text:p text:style-name="P8">Float = décimal - nombre entier et non-entier, positif ou négatif</text:p>
      <text:p text:style-name="P8">Caractère = lettre</text:p>
      <text:p text:style-name="P8">String = chaine de caractères</text:p>
      <text:p text:style-name="P8">Une base de donnée doit être interrogeable.</text:p>
      <text:p text:style-name="P8"/>
      <text:p text:style-name="P12"><text:span text:style-name="T18">Le phénomène de redondance interne</text:span><text:span text:style-name="T20"> (aller voir la page 41 de CM1)</text:span></text:p>
      <text:p text:style-name="P8"/>
      <text:p text:style-name="P12"><text:span text:style-name="T19">Dépendance fonctionnelle</text:span><text:span text:style-name="T20"> entre deux colonnes (attributs)</text:span></text:p>
      <text:p text:style-name="P12"><text:span text:style-name="T20">composé d’un déterminant et de déterminé, il faut réduire les répétitions d’un élément au minimum possible sinon, créer une nouvelle table. C’est ce que l’on appelle </text:span><text:span text:style-name="T21">la normalisation.</text:span></text:p>
      <text:p text:style-name="P9"/>
      <text:p text:style-name="P12"><text:span text:style-name="T19">Formes normales</text:span><text:span text:style-name="T20"> sont des règles.</text:span></text:p>
      <text:p text:style-name="P8"/>
      <text:p text:style-name="P8">Relire avant vendredi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SystemUIFont" svg:font-family="AppleSystemUIFont"/>
    <style:font-face style:name="AppleSystemUIFontBold" svg:font-family="AppleSystemUIFontBold"/>
    <style:font-face style:name="OpenSymbol" svg:font-family="OpenSymbol"/>
    <style:font-face style:name="AppleSystemUIFontItalic" svg:font-family="AppleSystemUIFontItalic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ndine PIERRE</meta:initial-creator>
    <meta:creation-date>2020-11-27T09:41:25</meta:creation-date>
    <meta:document-statistic meta:table-count="0" meta:image-count="0" meta:object-count="0" meta:page-count="2" meta:paragraph-count="33" meta:word-count="433" meta:character-count="2713"/>
    <dc:date>2020-11-27T09:45:21</dc:date>
    <dc:creator>Amandine PIERRE</dc:creator>
    <meta:editing-duration>PT4M9S</meta:editing-duration>
    <meta:editing-cycles>1</meta:editing-cycles>
    <meta:generator>OpenOffice/4.1.8$Unix OpenOffice.org_project/418m3$Build-9803</meta:generator>
  </office:meta>
</office:document-meta>
</file>